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Verdana" style:font-family-asian="Verdana" style:font-family-complex="Verdana" fo:background-color="transparent" fo:color="#000000"/>
    </style:style>
    <style:style style:name="T2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3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4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5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6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7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8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9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0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1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2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3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4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5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6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7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8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9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20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21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22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23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24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25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26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27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28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29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30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31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32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33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34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35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36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37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38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39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40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43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44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47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48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49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50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51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52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55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56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59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60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61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62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63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64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65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66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67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68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69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70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71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72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73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74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75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76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77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78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79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80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81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82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83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84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85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86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87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88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89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90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91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92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93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94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97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98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99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100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3.50pt" fo:font-weight="normal" fo:font-family="Verdana" style:font-family-asian="Verdana" style:font-family-complex="Verdana" fo:background-color="transparent" fo:color="#000000"/>
    </style:style>
    <style:style style:name="T103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04" style:family="text">
      <style:text-properties fo:font-size="12.00pt" fo:font-weight="bold" fo:font-family="Verdana" style:font-family-asian="Verdana" style:font-family-complex="Verdana" fo:background-color="transparent" fo:color="#000000" fo:font-style="italic"/>
    </style:style>
    <style:style style:name="T105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7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9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1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112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15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116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8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19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120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23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124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25" style:family="text">
      <style:text-properties fo:font-size="12.00pt" fo:font-weight="bold" fo:font-family="Verdana" style:font-family-asian="Verdana" style:font-family-complex="Verdana" fo:background-color="transparent" fo:color="#000000"/>
    </style:style>
    <style:style style:name="T126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Montagswiederholung<text:line-break/></text:span></text:p>
      <text:p text:style-name="P2"><text:span text:style-name="T2">Während Ihrer täglichen administrativen Arbeit verwenden Sie häufig das Kommando ps<text:s/></text:span><text:span text:style-name="T3">–</text:span><text:span text:style-name="T4">aux. Sie bemerken, dass Sie das Programm ps eigentlich nie ohne diese Schalter verwenden. Wie k</text:span><text:span text:style-name="T5">önnen Sie erreichen, dass in Zukunft durch die einfache Eingabe von ps automatisch das Kommando ps<text:s/></text:span><text:span text:style-name="T6">–</text:span><text:span text:style-name="T7">aux ausgef</text:span><text:span text:style-name="T8">ührt wird?<text:line-break/><text:line-break/>A: ps =<text:s/></text:span><text:span text:style-name="T9">„</text:span><text:span text:style-name="T10">ps -aux</text:span><text:span text:style-name="T11">“</text:span><text:span text:style-name="T12"><text:line-break/>B: let ps =<text:s/></text:span><text:span text:style-name="T13">„</text:span><text:span text:style-name="T14">ps<text:s/></text:span><text:span text:style-name="T15">–</text:span><text:span text:style-name="T16">aux</text:span><text:span text:style-name="T17">“</text:span><text:span text:style-name="T18"><text:line-break/></text:span><text:span text:style-name="T19">C: alias ps=“ps<text:s/></text:span><text:span text:style-name="T20">–</text:span><text:span text:style-name="T21">aux</text:span><text:span text:style-name="T22">“</text:span><text:span text:style-name="T23"><text:line-break/></text:span><text:span text:style-name="T24">D: set ps = “ps<text:s/></text:span><text:span text:style-name="T25">–</text:span><text:span text:style-name="T26">aux</text:span><text:span text:style-name="T27">”</text:span><text:span text:style-name="T28"><text:line-break/>E: alias ps<text:s/></text:span><text:span text:style-name="T29">–</text:span><text:span text:style-name="T30">aux = ps<text:line-break/><text:line-break/>Bonus: Wo speichern Sie diesen Alias?<text:line-break/></text:span></text:p>
      <text:p text:style-name="P2"><text:span text:style-name="T31">.bashrc</text:span><text:span text:style-name="T32"><text:line-break/></text:span></text:p>
      <text:p text:style-name="P2"><text:span text:style-name="T32"/></text:p>
      <text:p text:style-name="P2"><text:span text:style-name="T32">Sie müssen sicherstellen, dass befehl2 nur dann ausgeführt wird, wenn befehl1 bei seiner Ausführung erfolgreich war. Wie werden Sie die beiden Kommandos miteinander verketten?<text:line-break/></text:span></text:p>
      <text:p text:style-name="P2"><text:span text:style-name="T33">A: befehl1 &amp;&amp; befehl2</text:span><text:span text:style-name="T34"/></text:p>
      <text:p text:style-name="P2"><text:span text:style-name="T34">B: befehl2 &amp;&amp; befehl1<text:line-break/>C: befehl1 || befehl2<text:line-break/>D: befehl2 || befehl1<text:line-break/>E: befehl1 ; befehl2</text:span></text:p>
      <text:p text:style-name="P2"><text:span text:style-name="T34"><text:line-break/><text:line-break/>Sie arbeiten an einem Computer, der systemd zur Initialisierung verwendet. Welches der folgenden Kommandos ist geeignet, das System herunterzufahren?<text:line-break/></text:span></text:p>
      <text:p text:style-name="P2"><text:span text:style-name="T34">A: systemctl isolate runlevel3.target</text:span></text:p>
      <text:p text:style-name="P2"><text:span text:style-name="T34">B: systemctl isolate reboot.target<text:line-break/></text:span><text:span text:style-name="T35">C: systemctl isolate poweroff.target<text:line-break/></text:span><text:span text:style-name="T36">D: sysctl isolate reboot.target<text:line-break/>E: sysctl isolate poweroff.target<text:line-break/><text:line-break/><text:line-break/>Sie benötigen eine möglichst genau Aufstellung über die in einem Computer verwendeten PCI-Geräte. Welches ist das beste Kommando für eine exakte Ausgabe?<text:line-break/></text:span></text:p>
      <text:p text:style-name="P2"><text:span text:style-name="T36">A: lspci</text:span></text:p>
      <text:p text:style-name="P2"><text:span text:style-name="T36">B: pciinfo<text:line-break/>C: ps<text:line-break/>D: rpm<text:line-break/></text:span><text:span text:style-name="T37">E: lspci -vvv</text:span><text:span text:style-name="T38"><text:line-break/><text:line-break/></text:span></text:p>
      <text:p text:style-name="P2"><text:span text:style-name="T38">Sie benötigen eine Auflistung der in einem Gerät verwendeten USB-Busse und aller angeschlossenen USB-Geräte. Welches Kommando können Sie verwenden, um die benötigten Informationen zu erhalten?<text:line-break/></text:span></text:p>
      <text:p text:style-name="P2"><text:span text:style-name="T39">A: lsusb -v</text:span><text:span text:style-name="T40"/></text:p>
      <text:p text:style-name="P2"><text:span text:style-name="T40">B: lspci<text:line-break/>C: ps aux<text:line-break/>D: top</text:span></text:p>
      <text:p text:style-name="P2"><text:span text:style-name="T41"/></text:p>
      <text:p text:style-name="P2"><text:span text:style-name="T42"><text:line-break/>Welches der folgenden Verzeichnisse enthält die Gerätedateien eines Linux-Systems?<text:line-break/></text:span></text:p>
      <text:p text:style-name="P2"><text:span text:style-name="T42">A: /etc</text:span></text:p>
      <text:p text:style-name="P2"><text:span text:style-name="T42">B: /proc<text:line-break/>C: /Home<text:line-break/>D: /usr<text:line-break/></text:span><text:span text:style-name="T43">E: /dev</text:span><text:span text:style-name="T44"/></text:p>
      <text:p text:style-name="P2"><text:span text:style-name="T45"/></text:p>
      <text:p text:style-name="P2"><text:span text:style-name="T46"><text:line-break/>Wo befindet sich auf einer Festplatte die Partitionstabelle, wenn eine MBR-basierte Partitionierung vorliegt?<text:line-break/></text:span></text:p>
      <text:p text:style-name="P2"><text:span text:style-name="T46">A: am Anfang des Bootsektors</text:span></text:p>
      <text:p text:style-name="P2"><text:span text:style-name="T47">B: am Ende des MBR</text:span><text:span text:style-name="T48"><text:line-break/>C: im BIOS<text:line-break/>D: in den ersten 512 Byte des Bootloaders<text:line-break/>E: im letzten Sektor der Festplatte</text:span></text:p>
      <text:p text:style-name="P2"><text:span text:style-name="T48"><text:line-break/></text:span></text:p>
      <text:p text:style-name="P2"><text:span text:style-name="T48">Bei welcher der folgenden Komponenten handelt es sich um einen Bootloader?<text:line-break/></text:span></text:p>
      <text:p text:style-name="P2"><text:span text:style-name="T48">A: MBR</text:span></text:p>
      <text:p text:style-name="P2"><text:span text:style-name="T49">B: GRUB<text:line-break/></text:span><text:span text:style-name="T50">C: mkfs<text:line-break/></text:span><text:span text:style-name="T51">D: LILO</text:span><text:span text:style-name="T52"><text:line-break/>E: fdisk</text:span></text:p>
      <text:p text:style-name="P2"><text:span text:style-name="T53"/></text:p>
      <text:p text:style-name="P2"><text:span text:style-name="T53"/></text:p>
      <text:p text:style-name="P2"><text:span text:style-name="T54">Wie heißt der Vater aller Prozesse bei einem SystemV-init-basierten System, und welche PID verwendet er?<text:line-break/></text:span></text:p>
      <text:p text:style-name="P2"><text:span text:style-name="T54">A: init mit PID 100</text:span></text:p>
      <text:p text:style-name="P2"><text:span text:style-name="T54">B: initd mit PID 100<text:line-break/></text:span><text:span text:style-name="T55">C: init mit PID 1</text:span><text:span text:style-name="T56"><text:line-break/>D: initd mit PID 0</text:span></text:p>
      <text:p text:style-name="P2"><text:span text:style-name="T57"/></text:p>
      <text:p text:style-name="P2"><text:span text:style-name="T57"/></text:p>
      <text:p text:style-name="P2"><text:span text:style-name="T58">Welche der folgenden Kommandos lösen ohne Benachrichtigung der angemeldeten Benutzer einen Neustart des Systems aus? (Wählen Sie 2 Antworten)<text:line-break/></text:span></text:p>
      <text:p text:style-name="P2"><text:span text:style-name="T59">A: shutdown<text:s/></text:span><text:span text:style-name="T60">–</text:span><text:span text:style-name="T61">r now</text:span><text:span text:style-name="T62"/></text:p>
      <text:p text:style-name="P2"><text:span text:style-name="T63">B: init 0<text:line-break/>C: systemctl isolate reboot.target<text:line-break/>D: poweroff<text:line-break/></text:span><text:span text:style-name="T64">E: init 6<text:line-break/></text:span><text:span text:style-name="T65"><text:line-break/><text:line-break/>Vor der Installation eines neuen Programms auf einem Debian-System wollen Sie die Liste der verfügbaren Programme aktualisieren. Welches Kommando werden Sie verwenden?<text:line-break/></text:span></text:p>
      <text:p text:style-name="P2"><text:span text:style-name="T66">A: apt-get update</text:span><text:span text:style-name="T67"/></text:p>
      <text:p text:style-name="P2"><text:span text:style-name="T67">B: apt-get upgrade<text:line-break/>C: yum upgrade<text:line-break/>D: yum update<text:line-break/>E: apt-get reconfigure<text:line-break/><text:line-break/>Welche 2 Informationen stehen im BIOS?<text:line-break/><text:line-break/>A: Der Hostname<text:line-break/>B: Die Zeitzone<text:line-break/>C: Die Kernelversion<text:line-break/></text:span><text:span text:style-name="T68">D: Die Bootreihenfolge<text:line-break/>E: Die Hardwarekonfiguration</text:span></text:p>
      <text:p text:style-name="P2"><text:span text:style-name="T69"/></text:p>
      <text:p text:style-name="P2"><text:span text:style-name="T69"/></text:p>
      <text:p text:style-name="P2"><text:span text:style-name="T69">Welche der 2 folgenden Kommandos startet das System neu?<text:line-break/><text:line-break/>A: telinit 6<text:line-break/>B: telint 0<text:line-break/></text:span><text:span text:style-name="T70">C: shutdown -k now<text:s/></text:span><text:span text:style-name="T71">„</text:span><text:span text:style-name="T72">rebooting</text:span><text:span text:style-name="T73">“</text:span><text:span text:style-name="T74"><text:line-break/></text:span><text:span text:style-name="T75">D: shutdown -r<text:s/></text:span><text:span text:style-name="T76">„</text:span><text:span text:style-name="T77">rebooting</text:span><text:span text:style-name="T78">“</text:span><text:span text:style-name="T79"><text:line-break/></text:span><text:span text:style-name="T80">E: shutdown -r now</text:span><text:span text:style-name="T81"/></text:p>
      <text:p text:style-name="P2"><text:span text:style-name="T82"><text:line-break/><text:line-break/>Welche 3 der folgenden Informationen zeigt lspci?<text:line-break/><text:line-break/></text:span><text:span text:style-name="T83">A: MAC-Adresse<text:line-break/></text:span><text:span text:style-name="T84">B: Batterietyp</text:span><text:span text:style-name="T85"><text:line-break/>C: Gerätehersteller<text:line-break/>D: IRQ Einstellungen<text:line-break/></text:span><text:span text:style-name="T86">E: PCI-Bus Geschwindigkeit</text:span><text:span text:style-name="T87"/></text:p>
      <text:p text:style-name="P2"><text:span text:style-name="T88"><text:line-break/><text:line-break/>Welcher Befehl löscht ein Verzeichnis samt Inhalt? <text:line-break/><text:line-break/>A: cp -r<text:line-break/>B: tr -R<text:line-break/></text:span><text:span text:style-name="T89">C: rm -r</text:span><text:span text:style-name="T90"><text:line-break/>D: cd -r<text:line-break/>E: tac -R</text:span></text:p>
      <text:p text:style-name="P2"><text:span text:style-name="T90"><text:line-break/><text:line-break/>Welche der folgenden Umleitungen leitet die Fehlermeldungen (STDERR) um?<text:line-break/><text:line-break/>A: &gt;<text:line-break/>B: &gt;&gt;<text:line-break/></text:span><text:span text:style-name="T91">C: 2&gt;</text:span><text:span text:style-name="T92"><text:line-break/>D: |<text:line-break/>E: &amp;1</text:span></text:p>
      <text:p text:style-name="P2"><text:span text:style-name="T92"><text:line-break/><text:line-break/>Welche Option benutzen Sie bei GRUB Legacy um einzustellen wie lange das GRUB-Menü sichtbar ist?<text:line-break/><text:line-break/>A: hidemenu<text:line-break/>B: splash<text:line-break/></text:span><text:span text:style-name="T93">C: timeout</text:span><text:span text:style-name="T94"><text:line-break/>D: showmenu</text:span></text:p>
      <text:p text:style-name="P2"><text:span text:style-name="T95"/></text:p>
      <text:p text:style-name="P2"><text:span text:style-name="T96"><text:line-break/></text:span></text:p>
      <text:p text:style-name="P2"><text:span text:style-name="T96">Wenn Sie in der Kommandozeile 1&gt;&amp;2 hinter ein Kommando schreiben bedeutet das...<text:line-break/><text:line-break/>A: standard error to standard input<text:line-break/></text:span><text:span text:style-name="T97">B: standard input to standard error<text:line-break/></text:span><text:span text:style-name="T98">C: standard output to standard error<text:line-break/>D: standard error to standard output<text:line-break/>E: standard output to standard input</text:span></text:p>
      <text:p text:style-name="P2"><text:span text:style-name="T98"><text:line-break/><text:line-break/>Auf Ihrem System befinden sich viele Ordner mit vielen Unterverzeichnissen. Welche Option beim find-Befehl schränkt die Suche auf eine bestimmte Anzahl von Unterverzeichnissen ein?<text:line-break/><text:line-break/></text:span><text:span text:style-name="T99">A: -maxdepth</text:span><text:span text:style-name="T100"><text:line-break/>B: -n<text:line-break/>C: -maxdir<text:line-break/>D: -maxlevel</text:span></text:p>
      <text:p text:style-name="P2"><text:span text:style-name="T101"/></text:p>
      <text:p text:style-name="P2"><text:span text:style-name="T102"><text:line-break/></text:span><text:span text:style-name="T103">Ein Benutzer hat versehentlich ein Verzeichnis mit dem Namen<text:s/></text:span><text:span text:style-name="T104">\dir</text:span><text:span text:style-name="T105"><text:s/>in seinem Home-Verzeichnis angelegt. Mit welchem Kommando entfernen Sie dieses Verzeichnis?<text:line-break/><text:line-break/>A: rmdir '~/\dir'<text:line-break/>B: rmdir "~/\dir"</text:span><text:span text:style-name="T106"><text:line-break/></text:span><text:span text:style-name="T107">C: rmdir ~/'dir'</text:span><text:span text:style-name="T108"><text:line-break/></text:span><text:span text:style-name="T109">D: rmdir ~/\dir</text:span><text:span text:style-name="T110"><text:line-break/></text:span><text:span text:style-name="T111">E. rmdir ~/\\dir</text:span><text:span text:style-name="T112"/></text:p>
      <text:p text:style-name="P2"><text:span text:style-name="T113"/></text:p>
      <text:p text:style-name="P2"><text:span text:style-name="T114"><text:line-break/>Was bedeutet folgender Befehl?<text:line-break/>nice -5 /usr/bin/programm<text:line-break/><text:line-break/></text:span><text:span text:style-name="T115">A: /usr/bin/programm wird mit einer Priorität von -5 ausgeführt<text:line-break/></text:span><text:span text:style-name="T116">B: /usr/bin/programm wird mit einer Priorität von 5 ausgeführt<text:line-break/>C: /usr/bin/programm wird mit nicelevel -5 ausgeführt</text:span><text:span text:style-name="T117"><text:line-break/></text:span><text:span text:style-name="T118">D: /usr/bin/programm wird mit nicelevel 5 ausgeführt</text:span></text:p>
      <text:p text:style-name="P2"><text:span text:style-name="T118"><text:line-break/><text:line-break/>Welche Informationen finden Sie in /etc/shadow?<text:line-break/><text:line-break/>A: Zeitstempel der letzten Anmeldung eines Nutzers<text:line-break/>B: Den privaten SSH-Schlüßel eines Nutzers<text:line-break/></text:span><text:span text:style-name="T119">C: Das verschlüsselte Passwort eines Nutzers<text:line-break/></text:span><text:span text:style-name="T120">D: Die UID eines Nutzers<text:line-break/>E: Den Pfad für das Home-Verzeichnis</text:span></text:p>
      <text:p text:style-name="P2"><text:span text:style-name="T121"/></text:p>
      <text:p text:style-name="P2"><text:span text:style-name="T122"><text:line-break/>Welche der folgenden Aufgaben können Sie mit dem Befehl date lösen? <text:line-break/>(Wählen Sie 2 aus)<text:line-break/><text:line-break/></text:span><text:span text:style-name="T123">A: Systemzeit und Datum einstellen</text:span><text:span text:style-name="T124"><text:line-break/>B: Systemzeit aber nicht das Datum einstellen<text:line-break/>C: Die Zeit zwischen 2 Zeitpunkten berechnen<text:line-break/>D: Einen Kalender für einen Monat oder Jahr anzeigen<text:line-break/></text:span><text:span text:style-name="T125">E: Die Zeit in einem bestimmten Format anzeigen lassen</text:span><text:span text:style-name="T126">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